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25-09-1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25-08-06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25-05-27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25-03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24-07-1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24-05-22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24-01-29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23-10-10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23-07-28 0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23-05-1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23-02-07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22-10-13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22-07-12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22-04-0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22-02-11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21-10-0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21-07-12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21-06-10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21-04-2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21-02-08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20-10-14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20-07-08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20-04-16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20-01-13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9-10-28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9-09-20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9-06-25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9-05-13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9-02-28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8-10-2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8-07-26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8-04-18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7-10-12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7-06-2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9-08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4-1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0-21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8-06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5-13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2-13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1-2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0-22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8-21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7-31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4-2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4-01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1-2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11-05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07-31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04-0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3-03-15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2-09-1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2-08-14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2-03-19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1-09-2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1-03-2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0-07-12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0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10-03-15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9-11-02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9-08-3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9-08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9-05-11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9-03-09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8-11-10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8-08-05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8-04-29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8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8-02-04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7-10-29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7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7-07-23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7-04-11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7-02-20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6-10-06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6-07-27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6-04-25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6-02-06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5-10-28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5-07-14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5-04-1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5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5-01-1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4-10-2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4-07-01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4-04-0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4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4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3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3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3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2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1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1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1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1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1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0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2000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9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8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7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6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6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6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5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5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3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3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3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2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1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1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1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0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90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8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8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8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8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8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83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82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81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81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80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9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9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9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8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8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8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8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8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8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7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7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7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7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7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7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7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6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6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5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5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4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4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3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3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3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3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2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2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1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1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1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1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1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1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0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0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0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0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70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9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9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9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8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8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8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8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7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7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6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5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5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5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5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5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5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5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5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35091443301</text:p>
          </table:table-cell>
          <table:table-cell office:value-type="string" calcext:value-type="string">
            <text:p>I-93</text:p>
          </table:table-cell>
          <table:table-cell office:value-type="string" calcext:value-type="string">
            <text:p>196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742" meta:object-count="0"/>
    <meta:user-defined meta:name="AppVersion">3.0</meta:user-defined>
  </office:meta>
</office:document-meta>
</file>